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y 31, 1892</text:p>
      <text:p text:style-name="P4">Month<text:tab/><text:tab/><text:tab/><text:tab/><text:tab/><text:tab/>May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5">SECRETARY'S OFFICE<text:span text:style-name="T2">/</text:span></text:p>
      <text:p text:style-name="P5"><text:span text:style-name="T2">Jewish Theological Seminary Ass'n./</text:span></text:p>
      <text:p text:style-name="P5"><text:span text:style-name="T2">736 </text:span><text:span text:style-name="T3">721</text:span><text:span text:style-name="T2"> LEXINGTON AVENUE./</text:span></text:p>
      <text:p text:style-name="P5"><text:span text:style-name="T2">NEW YORK./</text:span></text:p>
      <text:p text:style-name="P6"><text:span text:style-name="T2">Rev Dr S. Morais/</text:span></text:p>
      <text:p text:style-name="P6"><text:span text:style-name="T2">546 N. 5th St/</text:span></text:p>
      <text:p text:style-name="P6"><text:span text:style-name="T2">Philadelphia/</text:span></text:p>
      <text:p text:style-name="P6"><text:span text:style-name="T2">Pa/</text:span></text:p>
      <text:p text:style-name="P6"><text:span text:style-name="T2"/></text:p>
      <text:p text:style-name="P5"><text:span text:style-name="T2">[Page 1]</text:span></text:p>
      <text:p text:style-name="P5"><text:span text:style-name="T2">JOSEPH BLUMENTHAL./</text:span></text:p>
      <text:p text:style-name="P5">President<text:span text:style-name="T2">./</text:span></text:p>
      <text:p text:style-name="P5"><text:span text:style-name="T2">151 EAST 73D STREET./</text:span></text:p>
      <text:p text:style-name="P7"><text:soft-page-break/><text:span text:style-name="T2">Jewish Theological Seminary Association./</text:span></text:p>
      <text:p text:style-name="P6"><text:span text:style-name="T2">New York, May 31st 1892/</text:span></text:p>
      <text:p text:style-name="P5"><text:span text:style-name="T2">My dear Dr/</text:span></text:p>
      <text:p text:style-name="P5"><text:span text:style-name="T2"><text:tab/>I enclose you telegram received after/ you had gone away last week--as to the/ examination set down for the 13th, could/ you arrange it, so that the preparatory/ class could be examined in the forenoon/ the Junior in the afternoon, and the/ Senior in the eveg--that would enable/ us to have some audience to see the work/ of the Senior Class--it would probably/ compel your remaining here over night--/ Let me know at once as to it--/ Some good news--Mr Schiff will give us/ $3,000--if we raise $5.000--we must and/ will do it--this holds good until November./ <text:s/>I am really glad he makes a condition, as/ that will compel some work on our part./ <text:s/>Hope you are well &amp;c/ very sincerely/ Joseph Blumenthal/</text:span></text:p>
      <text:p text:style-name="P5"><text:span text:style-name="T2">I enclose check/ Ten for Students/ Ten " your Travelling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5:41:49.18</meta:creation-date>
    <dc:date>2011-12-01T15:48:24.22</dc:date>
    <dc:creator>Penn Libraries</dc:creator>
    <meta:editing-duration>PT00H06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8" meta:word-count="355" meta:character-count="2309"/>
  </office:meta>
</office:document-meta>
</file>